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cd4b" officeooo:paragraph-rsid="000fcd4b"/>
    </style:style>
    <style:style style:name="P2" style:family="paragraph" style:parent-style-name="Standard">
      <style:paragraph-properties fo:text-align="center" style:justify-single-word="false"/>
      <style:text-properties officeooo:rsid="000fcd4b" officeooo:paragraph-rsid="000fcd4b"/>
    </style:style>
    <style:style style:name="P3" style:family="paragraph" style:parent-style-name="Standard">
      <style:paragraph-properties fo:text-align="start" style:justify-single-word="false"/>
      <style:text-properties officeooo:rsid="000fcd4b" officeooo:paragraph-rsid="000fcd4b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cd4b" officeooo:paragraph-rsid="000fcd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2c57" officeooo:paragraph-rsid="00102c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1da1a" officeooo:paragraph-rsid="0011da1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2c57" style:font-weight-asian="normal" style:font-weight-complex="normal"/>
    </style:style>
    <style:style style:name="T3" style:family="text">
      <style:text-properties officeooo:rsid="0011d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Morgenegg</text:p>
      <text:p text:style-name="P1">A02072659</text:p>
      <text:p text:style-name="P1">CS5665 Assn1 </text:p>
      <text:p text:style-name="P2">Is The “Hot Hand” Real</text:p>
      <text:p text:style-name="P3"/>
      <text:p text:style-name="P4"><text:span text:style-name="T3">1. </text:span>Experiment</text:p>
      <text:p text:style-name="P4"><text:span text:style-name="T1"/></text:p>
      <text:p text:style-name="P4"><text:span text:style-name="T1"><text:tab/>To test if the “hot hand” effect is real, I made 100 paper basketball shots and recorded the results. To do this, I made 5 paper balls from 5x11 notebook paper. I positioned a small garbage can, roughly 4”x12” in size, against the wall across the room. I made my shots from about 6’ away from the garbage can, stopping to collect my paper balls periodically. </text:span><text:span text:style-name="T2">After each shot,</text:span><text:span text:style-name="T1"> </text:span><text:span text:style-name="T2">I recorded whether it was a hit or a miss.</text:span></text:p>
      <text:p text:style-name="P4"><text:span text:style-name="T1"/></text:p>
      <text:p text:style-name="P5"><text:span text:style-name="T3">2. </text:span>Results</text:p>
      <text:p text:style-name="P5"><text:span text:style-name="T1"/></text:p>
      <text:p text:style-name="P5"><text:span text:style-name="T1"><text:tab/>The following binary string represents my results, with 0 representing a miss and 1 representing a hit.</text:span></text:p>
      <text:p text:style-name="P5"><text:span text:style-name="T1"/></text:p>
      <text:p text:style-name="P5"><text:span text:style-name="T1"><text:tab/>S = 0000000110001101000000111011010010110111110110110111111000110011110110000011</text:span></text:p>
      <text:p text:style-name="P5"><text:span text:style-name="T1"><text:tab/> <text:s text:c="5"/>111000001001010110110010</text:span></text:p>
      <text:p text:style-name="P5"><text:span text:style-name="T1"/></text:p>
      <text:p text:style-name="P6">3.</text:p>
      <text:p text:style-name="P6"><text:span text:style-name="T1"/></text:p>
      <text:p text:style-name="P6">4.</text:p>
      <text:p text:style-name="P6"><text:span text:style-name="T1"/></text:p>
      <text:p text:style-name="P6">5.</text:p>
      <text:p text:style-name="P6"><text:span text:style-name="T1"/></text:p>
      <text:p text:style-name="P6">6.</text:p>
      <text:p text:style-name="P6"><text:span text:style-name="T1"/></text:p>
      <text:p text:style-name="P6"><text:span text:style-name="T1"><text:tab/>While shooting my shots, I did not feel like I had the “hot hand”. There were a few streaks of hits, but I made a lot of misses as well</text:span></text:p>
      <text:p text:style-name="P6"><text:span text:style-name="T1"/></text:p>
      <text:p text:style-name="P6">7.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2:05:11.306044292</meta:creation-date>
    <dc:date>2019-01-11T12:17:19.567515617</dc:date>
    <meta:editing-duration>PT12M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49" meta:character-count="864" meta:non-whitespace-character-count="718"/>
  </office:meta>
</office:document-meta>
</file>